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style:repeat-content="false"/>
      <style:paragraph-properties fo:text-align="start" fo:margin-left="0.353cm"/>
      <style:text-properties fo:font-size="11pt" style:font-size-asian="11pt" style:font-size-complex="11pt" fo:font-weight="bold" style:font-weight-asian="bold" style:font-weight-complex="bold"/>
    </style:style>
    <style:style style:name="ce3" style:family="table-cell" style:parent-style-name="Default" style:data-style-name="N0">
      <style:text-properties fo:font-size="11pt" style:font-size-asian="11pt" style:font-size-complex="11pt"/>
    </style:style>
    <style:style style:name="ce4" style:family="table-cell" style:parent-style-name="Default" style:data-style-name="N0">
      <style:table-cell-properties style:vertical-align="top" fo:wrap-option="wrap" style:repeat-content="false"/>
      <style:paragraph-properties fo:text-align="start" fo:margin-left="0.353cm"/>
      <style:text-properties fo:font-size="11pt" style:font-size-asian="11pt" style:font-size-complex="11pt"/>
    </style:style>
    <style:style style:name="ce5" style:family="table-cell" style:parent-style-name="Default" style:data-style-name="N0">
      <style:table-cell-properties fo:border="thin solid #000000" style:vertical-align="top" fo:wrap-option="wrap" style:repeat-content="false"/>
      <style:paragraph-properties fo:text-align="start" fo:margin-left="0.353cm"/>
      <style:text-properties fo:font-size="11pt" style:font-size-asian="11pt" style:font-size-complex="11pt"/>
    </style:style>
    <style:style style:name="ce6" style:family="table-cell" style:parent-style-name="Default" style:data-style-name="N0">
      <style:table-cell-properties style:vertical-align="top" fo:wrap-option="wrap" style:repeat-content="false"/>
      <style:paragraph-properties fo:text-align="start" fo:margin-left="0.353cm"/>
      <style:text-properties fo:font-size="11pt" style:font-size-asian="11pt" style:font-size-complex="11pt" fo:font-weight="bold" style:font-weight-asian="bold" style:font-weight-complex="bold"/>
    </style:style>
    <style:style style:name="ce7" style:family="table-cell" style:parent-style-name="Default" style:data-style-name="N0">
      <style:table-cell-properties fo:border="thin solid #000000" style:vertical-align="top" fo:wrap-option="wrap" style:repeat-content="false"/>
      <style:paragraph-properties fo:text-align="start" fo:margin-left="0.353cm"/>
      <style:text-properties fo:font-size="11pt" style:font-size-asian="11pt" style:font-size-complex="11pt" style:text-underline-style="solid" style:text-underline-type="single"/>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8.255cm"/>
    </style:style>
    <style:style style:name="co2" style:family="table-column">
      <style:table-column-properties fo:break-before="auto" style:column-width="12.2502083333333cm"/>
    </style:style>
    <style:style style:name="co3" style:family="table-column">
      <style:table-column-properties fo:break-before="auto" style:column-width="12.9910416666667cm"/>
    </style:style>
    <style:style style:name="co4" style:family="table-column">
      <style:table-column-properties fo:break-before="auto" style:column-width="9.39270833333333cm"/>
    </style:style>
    <style:style style:name="co5" style:family="table-column">
      <style:table-column-properties fo:break-before="auto" style:column-width="3.67770833333333cm"/>
    </style:style>
    <style:style style:name="ro1" style:family="table-row">
      <style:table-row-properties style:row-height="15pt" style:use-optimal-row-height="true" fo:break-before="auto"/>
    </style:style>
    <style:style style:name="ro2" style:family="table-row">
      <style:table-row-properties style:row-height="77.65pt" style:use-optimal-row-height="false" fo:break-before="auto"/>
    </style:style>
    <style:style style:name="ro3" style:family="table-row">
      <style:table-row-properties style:row-height="14.25pt" style:use-optimal-row-height="true" fo:break-before="auto"/>
    </style:style>
    <style:style style:name="ro4" style:family="table-row">
      <style:table-row-properties style:row-height="42.75pt" style:use-optimal-row-height="true" fo:break-before="auto"/>
    </style:style>
    <style:style style:name="ro5" style:family="table-row">
      <style:table-row-properties style:row-height="57pt" style:use-optimal-row-height="true" fo:break-before="auto"/>
    </style:style>
    <style:style style:name="ro6" style:family="table-row">
      <style:table-row-properties style:row-height="71.25pt" style:use-optimal-row-height="true" fo:break-before="auto"/>
    </style:style>
    <style:style style:name="ro7" style:family="table-row">
      <style:table-row-properties style:row-height="242.25pt" style:use-optimal-row-height="true" fo:break-before="auto"/>
    </style:style>
    <style:style style:name="ro8" style:family="table-row">
      <style:table-row-properties style:row-height="15.75pt" style:use-optimal-row-height="true" fo:break-before="auto"/>
    </style:style>
    <style:style style:name="ro9" style:family="table-row">
      <style:table-row-properties style:row-height="156.75pt" style:use-optimal-row-height="true" fo:break-before="auto"/>
    </style:style>
    <style:style style:name="ro10" style:family="table-row">
      <style:table-row-properties style:row-height="99.75pt" style:use-optimal-row-height="true" fo:break-before="auto"/>
    </style:style>
    <style:style style:name="ro11" style:family="table-row">
      <style:table-row-properties style:row-height="299.25pt" style:use-optimal-row-height="true" fo:break-before="auto"/>
    </style:style>
    <style:style style:name="ro12" style:family="table-row">
      <style:table-row-properties style:row-height="228pt" style:use-optimal-row-height="true" fo:break-before="auto"/>
    </style:style>
    <style:style style:name="ro13" style:family="table-row">
      <style:table-row-properties style:row-height="185.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number-columns-repeated="16378" table:default-cell-style-name="ce4"/>
        <table:table-row table:style-name="ro1">
          <table:table-cell office:value-type="string" table:style-name="ce2">
            <text:p>Modello</text:p>
          </table:table-cell>
          <table:table-cell office:value-type="string" table:style-name="ce2">
            <text:p>Configurazione RAG</text:p>
          </table:table-cell>
          <table:table-cell office:value-type="string" table:style-name="ce2">
            <text:p>Prompt RAG</text:p>
          </table:table-cell>
          <table:table-cell office:value-type="string" table:style-name="ce2">
            <text:p>Prompt CAG</text:p>
          </table:table-cell>
          <table:table-cell table:number-columns-repeated="2" table:style-name="ce3"/>
          <table:table-cell table:number-columns-repeated="16378" table:style-name="ce4"/>
        </table:table-row>
        <table:table-row table:style-name="ro2">
          <table:table-cell office:value-type="string" table:style-name="ce5">
            <text:p>meta-llama/Llama-3.2-1B-Instruct</text:p>
          </table:table-cell>
          <table:table-cell office:value-type="string" table:style-name="ce5">
            <text:p>embed_model_name = "BAAI/bge-base-en-v1.5",</text:p>
            <text:p>chunk_size = 512,</text:p>
            <text:p>chunk_overlap = 64,</text:p>
            <text:p>Temperature = 0.4,</text:p>
            <text:p/>
          </table:table-cell>
          <table:table-cell office:value-type="string" table:style-name="ce5">
            <text:p>Sei un assistente bibliotecario. Hai accesso a una serie di documenti contenenti informazioni sul catalogo della Biblioteca Pontaniana di Napoli.</text:p>
            <text:p>Rispondi alle domande degli utenti cercando nei documenti le informazioni pertinenti.</text:p>
            <text:p/>
          </table:table-cell>
          <table:table-cell office:value-type="string" table:style-name="ce5">
            <text:p>Sei un assistente bibliotecario. Nel contesto ti sono fornite informazioni sul catalogo della Biblioteca Pontaniana di Napoli.</text:p>
            <text:p>Rispondi alle domande degli utenti con le informazioni pertinenti.</text:p>
            <text:p/>
          </table:table-cell>
          <table:table-cell table:number-columns-repeated="2" table:style-name="ce3"/>
          <table:table-cell table:number-columns-repeated="16378" table:style-name="ce4"/>
        </table:table-row>
        <table:table-row table:style-name="ro3">
          <table:table-cell table:number-columns-repeated="4" table:style-name="ce4"/>
          <table:table-cell table:style-name="ce3"/>
          <table:table-cell table:number-columns-repeated="16379" table:style-name="ce4"/>
        </table:table-row>
        <table:table-row table:style-name="ro1">
          <table:table-cell office:value-type="string" table:style-name="ce2">
            <text:p>Domanda</text:p>
          </table:table-cell>
          <table:table-cell office:value-type="string" table:style-name="ce2">
            <text:p>Risposta attesa</text:p>
          </table:table-cell>
          <table:table-cell office:value-type="string" table:style-name="ce2">
            <text:p>Risposta RAG</text:p>
          </table:table-cell>
          <table:table-cell office:value-type="string" table:style-name="ce2">
            <text:p>Risposta CAG</text:p>
          </table:table-cell>
          <table:table-cell table:style-name="ce3"/>
          <table:table-cell table:style-name="ce6"/>
          <table:table-cell table:style-name="ce4"/>
          <table:table-cell table:number-columns-repeated="16377" table:style-name="ce6"/>
        </table:table-row>
        <table:table-row table:style-name="ro4">
          <table:table-cell office:value-type="string" table:style-name="ce5">
            <text:p>Colore dell'inchiostro nel &lt;&lt;Delle famiglie nobili napoletane di Scipione Ammirato parte prima&gt;&gt;?</text:p>
          </table:table-cell>
          <table:table-cell office:value-type="string" table:style-name="ce5">
            <text:p>Nero</text:p>
          </table:table-cell>
          <table:table-cell office:value-type="string" table:style-name="ce5">
            <text:p>Il colore dell'inchiostro nel &lt;&lt;Delle famiglie nobili napoletane di Scipione Ammirato parte prima&gt;&gt; è il nero.</text:p>
          </table:table-cell>
          <table:table-cell office:value-type="string" table:style-name="ce5">
            <text:p>Il colore dell'inchiostro nel &lt;&lt;Delle famiglie nobili napoletane di Scipione Ammirato parte prima&gt;&gt; è nero.</text:p>
            <text:p/>
          </table:table-cell>
          <table:table-cell office:value-type="string" table:style-name="ce3">
            <text:p>entrambe corrette</text:p>
          </table:table-cell>
          <table:table-cell table:number-columns-repeated="16379" table:style-name="ce4"/>
        </table:table-row>
        <table:table-row table:style-name="ro5">
          <table:table-cell office:value-type="string" table:style-name="ce5">
            <text:p>Che tipo di illustrazione accompagna l'opera &lt;&lt;Delle famiglie nobili napoletane di Scipione Ammirato parte prima&gt;&gt;?</text:p>
            <text:p/>
          </table:table-cell>
          <table:table-cell office:value-type="string" table:style-name="ce5">
            <text:p>illustrazione calcografica “Tavola della prima parte delle famiglie nobili napoletane”. Marca tipografica: nella cornice del frontespizio figure allegoriche che affiancano due stemmi medicei sormontati da corona.</text:p>
          </table:table-cell>
          <table:table-cell office:value-type="string" table:style-name="ce5">
            <text:p>L'opera è un'opera di scultura del XVII secolo, rappresentante la famiglia nobiliare napoletana di Scipione Ammirato.</text:p>
            <text:p/>
          </table:table-cell>
          <table:table-cell office:value-type="string" table:style-name="ce5">
            <text:p>L'opera è accompagnata da un'illustrazione di un stemma di Medici, che rappresenta la famiglia Medici e la sua storia.</text:p>
          </table:table-cell>
          <table:table-cell office:value-type="string" table:style-name="ce3">
            <text:p>entrambe incomplete</text:p>
          </table:table-cell>
          <table:table-cell table:number-columns-repeated="16379" table:style-name="ce4"/>
        </table:table-row>
        <table:table-row table:style-name="ro6">
          <table:table-cell office:value-type="string" table:style-name="ce5">
            <text:p>Sono presenti anomalie nella numerazione delle pagine di alcuni libri? Se sí, quali?</text:p>
          </table:table-cell>
          <table:table-cell office:value-type="string" table:style-name="ce5">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office:value-type="string" table:style-name="ce5">
            <text:p>Sì, nella numerazione delle pagine di alcuni libri, sono presenti anomalie nella numerazione.</text:p>
          </table:table-cell>
          <table:table-cell office:value-type="string" table:style-name="ce5">
            <text:p>Sì, ci sono errori nella numerazione delle pagine di alcuni libri. Questi errori sono stati corretti nel 2019.</text:p>
            <text:p/>
          </table:table-cell>
          <table:table-cell office:value-type="string" table:style-name="ce3">
            <text:p>entrambe incomplete. CAG allucina</text:p>
          </table:table-cell>
          <table:table-cell table:number-columns-repeated="16379" table:style-name="ce4"/>
        </table:table-row>
        <table:table-row table:style-name="ro7">
          <table:table-cell office:value-type="string" table:style-name="ce5">
            <text:p>Quale tipo di legatura ha il &lt;&lt;Marci Tullii Ciceronis Orationes. Superiorum permissu&gt;&gt;?</text:p>
          </table:table-cell>
          <table:table-cell office:value-type="string" table:style-name="ce5">
            <text:p>Legatura su piatti di cartone; dorso liscio con autore e titolo dell’opera: CICERONIS ORATIONES</text:p>
          </table:table-cell>
          <table:table-cell office:value-type="string" table:style-name="ce5">
            <text:p>La legatura del &lt;&lt;Marci Tullii Ciceronis Orationes. Superiorum permissu&gt;&gt; è un legamento di legatura a testa, che significa che il testo è legato a testa.</text:p>
          </table:table-cell>
          <table:table-cell office:value-type="string" table:style-name="ce5">
            <text:p>La legatura del &lt;&lt;Marci Tullii Ciceronis Orationes. Superiorum permissu&gt;&gt; è una legatura a legatura a mano, a legatura a mano,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text:p>
          </table:table-cell>
          <table:table-cell office:value-type="string" table:style-name="ce3">
            <text:p>entrambe errate. CAG non genera EOS token</text:p>
          </table:table-cell>
          <table:table-cell table:number-columns-repeated="16379" table:style-name="ce4"/>
        </table:table-row>
        <table:table-row table:style-name="ro4">
          <table:table-cell office:value-type="string" table:style-name="ce5">
            <text:p>Qual è il contributo specifico di Leonardo Liparulo all'opera originale di Andrea d'Isernia?</text:p>
          </table:table-cell>
          <table:table-cell office:value-type="string" table:style-name="ce5">
            <text:p>curatore e commentatore dell’opera</text:p>
          </table:table-cell>
          <table:table-cell office:value-type="string" table:style-name="ce5">
            <text:p>Leonardo Liparulo fu un pittore e scultore che lavorò all'opera originale di Andrea d'Isernia, ma non è noto che abbia contribuito specificamente a essa.</text:p>
          </table:table-cell>
          <table:table-cell office:value-type="string" table:style-name="ce5">
            <text:p>Leonardo Liparulo fu il curatore e commentatore dell'opera di Andrea d'Isernia "In usus feudorum commentaria".</text:p>
          </table:table-cell>
          <table:table-cell office:value-type="string" table:style-name="ce3">
            <text:p>CAG corretta, RAG errata.</text:p>
          </table:table-cell>
          <table:table-cell table:number-columns-repeated="16379" table:style-name="ce4"/>
        </table:table-row>
        <table:table-row table:number-rows-repeated="1048567" table:style-name="ro8">
          <table:table-cell table:number-columns-repeated="16384"/>
        </table:table-row>
      </table:table>
      <table:table table:name="Sheet2"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office:value-type="string" table:style-name="ce2">
            <text:p>Modello</text:p>
          </table:table-cell>
          <table:table-cell office:value-type="string" table:style-name="ce2">
            <text:p>Configurazione RAG</text:p>
          </table:table-cell>
          <table:table-cell office:value-type="string" table:style-name="ce2">
            <text:p>Prompt RAG</text:p>
          </table:table-cell>
          <table:table-cell office:value-type="string" table:style-name="ce2">
            <text:p>Prompt CAG</text:p>
          </table:table-cell>
          <table:table-cell table:number-columns-repeated="2" table:style-name="ce3"/>
          <table:table-cell table:number-columns-repeated="16378"/>
        </table:table-row>
        <table:table-row table:style-name="ro2">
          <table:table-cell office:value-type="string" table:style-name="ce5">
            <text:p>meta-llama/Llama-3.2-3B-Instruct</text:p>
          </table:table-cell>
          <table:table-cell office:value-type="string" table:style-name="ce5">
            <text:p>embed_model_name = "BAAI/bge-base-en-v1.5",</text:p>
            <text:p>chunk_size = 512,</text:p>
            <text:p>chunk_overlap = 64,</text:p>
            <text:p>Temperature = 0.4,</text:p>
            <text:p/>
          </table:table-cell>
          <table:table-cell office:value-type="string" table:style-name="ce5">
            <text:p>Sei un assistente bibliotecario. Hai accesso a una serie di documenti contenenti informazioni sul catalogo della Biblioteca Pontaniana di Napoli.</text:p>
            <text:p>Rispondi alle domande degli utenti cercando nei documenti le informazioni pertinenti.</text:p>
            <text:p/>
          </table:table-cell>
          <table:table-cell office:value-type="string" table:style-name="ce5">
            <text:p>Sei un assistente bibliotecario. Nel contesto ti sono fornite informazioni sul catalogo della Biblioteca Pontaniana di Napoli.</text:p>
            <text:p>Rispondi alle domande degli utenti con le informazioni pertinenti.</text:p>
            <text:p/>
          </table:table-cell>
          <table:table-cell table:number-columns-repeated="2" table:style-name="ce3"/>
          <table:table-cell table:number-columns-repeated="16378"/>
        </table:table-row>
        <table:table-row table:style-name="ro3">
          <table:table-cell table:number-columns-repeated="4" table:style-name="ce4"/>
          <table:table-cell table:style-name="ce3"/>
          <table:table-cell table:number-columns-repeated="2" table:style-name="ce4"/>
          <table:table-cell table:number-columns-repeated="16377"/>
        </table:table-row>
        <table:table-row table:style-name="ro1">
          <table:table-cell office:value-type="string" table:style-name="ce2">
            <text:p>Domanda</text:p>
          </table:table-cell>
          <table:table-cell office:value-type="string" table:style-name="ce2">
            <text:p>Risposta attesa</text:p>
          </table:table-cell>
          <table:table-cell office:value-type="string" table:style-name="ce2">
            <text:p>Risposta RAG</text:p>
          </table:table-cell>
          <table:table-cell office:value-type="string" table:style-name="ce2">
            <text:p>Risposta CAG</text:p>
          </table:table-cell>
          <table:table-cell table:style-name="ce3"/>
          <table:table-cell table:style-name="ce6"/>
          <table:table-cell table:number-columns-repeated="16378"/>
        </table:table-row>
        <table:table-row table:style-name="ro6">
          <table:table-cell office:value-type="string" table:style-name="ce5">
            <text:p>Colore dell'inchiostro nel &lt;&lt;Delle famiglie nobili napoletane di Scipione Ammirato parte prima&gt;&gt;?</text:p>
          </table:table-cell>
          <table:table-cell office:value-type="string" table:style-name="ce5">
            <text:p>Nero</text:p>
          </table:table-cell>
          <table:table-cell office:value-type="string" table:style-name="ce5">
            <text:p>Il colore dell'inchiostro è nero.</text:p>
            <text:p/>
          </table:table-cell>
          <table:table-cell office:value-type="string" table:style-name="ce5">
            <text:p>Il colore dell'inchiostro nel libro "Delle famiglie nobili napoletane di Scipione Ammirato parte prima" è nero.</text:p>
            <text:p/>
            <text:p>&lt;|system|</text:p>
            <text:p/>
          </table:table-cell>
          <table:table-cell table:style-name="ce3"/>
          <table:table-cell table:number-columns-repeated="2" table:style-name="ce4"/>
          <table:table-cell table:number-columns-repeated="16377"/>
        </table:table-row>
        <table:table-row table:style-name="ro5">
          <table:table-cell office:value-type="string" table:style-name="ce5">
            <text:p>Che tipo di illustrazione accompagna l'opera &lt;&lt;Delle famiglie nobili napoletane di Scipione Ammirato parte prima&gt;&gt;?</text:p>
            <text:p/>
          </table:table-cell>
          <table:table-cell office:value-type="string" table:style-name="ce5">
            <text:p>illustrazione calcografica “Tavola della prima parte delle famiglie nobili napoletane”. Marca tipografica: nella cornice del frontespizio figure allegoriche che affiancano due stemmi medicei sormontati da corona.</text:p>
          </table:table-cell>
          <table:table-cell office:value-type="string" table:style-name="ce5">
            <text:p>la illustrazione dell'opera Delle famiglie nobili napoletane di Scipione Ammirato parte prima è una tavola con illustrazioni xilografiche (o incisioni).</text:p>
          </table:table-cell>
          <table:table-cell office:value-type="string" table:style-name="ce5">
            <text:p>&lt;|system|</text:p>
          </table:table-cell>
          <table:table-cell table:number-columns-repeated="3" table:style-name="ce4"/>
          <table:table-cell table:number-columns-repeated="16377"/>
        </table:table-row>
        <table:table-row table:style-name="ro9">
          <table:table-cell office:value-type="string" table:style-name="ce7">
            <text:p>Sono presenti anomalie nella numerazione delle pagine di alcuni libri? Se sí, quali?</text:p>
          </table:table-cell>
          <table:table-cell office:value-type="string" table:style-name="ce5">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office:value-type="string" table:style-name="ce5">
            <text:p>I due libri con errori nella numerazione delle pagine sono "Delle famiglie nobili napoletane di Scipione Ammirato parte prima" (libro con segnatura fiore) e "D. Andreae de Isernia In usus feudorum commentaria" (libro con segnatura *4 a-z8 A-S8 T4), con errori nelle numerazioni delle pagine 160-173, 240, 251 e 272.</text:p>
          </table:table-cell>
          <table:table-cell office:value-type="string" table:style-name="ce5">
            <text:p>Sì, sono presenti anomalie nella numerazione delle pagine di alcuni libri. In particolare, si notano errori nella numerazione delle pagine di tre libri:</text:p>
            <text:p>- "Delle famiglie nobili napoletane di Scipione Ammirato parte prima" (1580): le pagine 160 passano a 173, ritornano a 161, proseguono fino a 172, e saltano da 172 a 185.</text:p>
            <text:p>- "Marci Tullii Ciceronis Orationes" (1541): non sono presenti anomalie nella numerazione delle pagine.</text:p>
            <text:p>- "D. Andreae de Isernia In usus feudorum commentaria" (1579): le pagine 240, 251 e 272 presentano errori nella numerazione.</text:p>
            <text:p/>
          </table:table-cell>
          <table:table-cell table:style-name="ce3"/>
          <table:table-cell table:number-columns-repeated="2" table:style-name="ce4"/>
          <table:table-cell table:number-columns-repeated="16377"/>
        </table:table-row>
        <table:table-row table:style-name="ro4">
          <table:table-cell office:value-type="string" table:style-name="ce5">
            <text:p>Quale tipo di legatura ha il &lt;&lt;Marci Tullii Ciceronis Orationes. Superiorum permissu&gt;&gt;?</text:p>
          </table:table-cell>
          <table:table-cell office:value-type="string" table:style-name="ce5">
            <text:p>Legatura su piatti di cartone; dorso liscio con autore e titolo dell’opera: CICERONIS ORATIONES</text:p>
          </table:table-cell>
          <table:table-cell office:value-type="string" table:style-name="ce5">
            <text:p>La &lt;&lt;Marci Tullii Ciceronis Orationes. Superiorum permissu&gt;&gt; è una raccolta di orazioni di Marco Tullio Cicerone, pubblicata con il permesso dei superiori.</text:p>
          </table:table-cell>
          <table:table-cell office:value-type="string" table:style-name="ce5">
            <text:p>&lt;|system|</text:p>
          </table:table-cell>
          <table:table-cell table:style-name="ce3"/>
          <table:table-cell table:number-columns-repeated="2" table:style-name="ce4"/>
          <table:table-cell table:number-columns-repeated="16377"/>
        </table:table-row>
        <table:table-row table:style-name="ro10">
          <table:table-cell office:value-type="string" table:style-name="ce5">
            <text:p>Qual è il contributo specifico di Leonardo Liparulo all'opera originale di Andrea d'Isernia?</text:p>
          </table:table-cell>
          <table:table-cell office:value-type="string" table:style-name="ce5">
            <text:p>curatore e commentatore dell’opera</text:p>
          </table:table-cell>
          <table:table-cell office:value-type="string" table:style-name="ce5">
            <text:p>Il contributo specifico di Leonardo Liparulo all'opera originale di Andrea d'Isernia non è documentato.</text:p>
          </table:table-cell>
          <table:table-cell office:value-type="string" table:style-name="ce5">
            <text:p>Il contributo specifico di Leonardo Liparulo all'opera originale di Andrea d'Isernia è quello di averla illustrata con commenti e glosses perpetui, oltre a averla integrata con alcune lucubrazioni di doctissimi iurisconsultori. Inoltre, Liparulo ha aggiunto un indice rerum et verborum locupletissimo. Questo contributo ha reso l'opera più completa e utile per gli studiosi del diritto feudale.</text:p>
            <text:p/>
          </table:table-cell>
          <table:table-cell table:style-name="ce3"/>
          <table:table-cell table:number-columns-repeated="2" table:style-name="ce4"/>
          <table:table-cell table:number-columns-repeated="16377"/>
        </table:table-row>
        <table:table-row table:style-name="ro3">
          <table:table-cell table:number-columns-repeated="2" table:style-name="ce4"/>
          <table:table-cell table:style-name="ce1"/>
          <table:table-cell table:number-columns-repeated="4" table:style-name="ce4"/>
          <table:table-cell table:number-columns-repeated="16377"/>
        </table:table-row>
        <table:table-row table:number-rows-repeated="1048566" table:style-name="ro8">
          <table:table-cell table:number-columns-repeated="16384"/>
        </table:table-row>
      </table:table>
      <table:table table:name="Sheet3" table:style-name="ta2">
        <table:table-column table:style-name="co1" table:default-cell-style-name="ce4"/>
        <table:table-column table:style-name="co2" table:default-cell-style-name="ce4"/>
        <table:table-column table:style-name="co3" table:number-columns-repeated="3" table:default-cell-style-name="ce4"/>
        <table:table-column table:style-name="co4" table:default-cell-style-name="ce4"/>
        <table:table-column table:style-name="co5" table:default-cell-style-name="ce4"/>
        <table:table-column table:style-name="co5" table:number-columns-repeated="16377" table:default-cell-style-name="ce1"/>
        <table:table-row table:style-name="ro1">
          <table:table-cell office:value-type="string" table:style-name="ce2">
            <text:p>Modello</text:p>
          </table:table-cell>
          <table:table-cell office:value-type="string" table:style-name="ce2">
            <text:p>Configurazione RAG</text:p>
          </table:table-cell>
          <table:table-cell office:value-type="string" table:style-name="ce2">
            <text:p>Prompt RAG</text:p>
          </table:table-cell>
          <table:table-cell office:value-type="string" table:style-name="ce2">
            <text:p>Prompt CAG</text:p>
          </table:table-cell>
          <table:table-cell table:number-columns-repeated="2" table:style-name="ce3"/>
          <table:table-cell table:number-columns-repeated="16378"/>
        </table:table-row>
        <table:table-row table:style-name="ro2">
          <table:table-cell office:value-type="string" table:style-name="ce5">
            <text:p>microsoft/Phi-4-mini-instruct</text:p>
          </table:table-cell>
          <table:table-cell office:value-type="string" table:style-name="ce5">
            <text:p>embed_model_name = "BAAI/bge-m3",</text:p>
            <text:p>chunk_size = 512</text:p>
            <text:p>chunk_overlap = 64</text:p>
            <text:p>temperature = 0.4</text:p>
          </table:table-cell>
          <table:table-cell office:value-type="string" table:style-name="ce5">
            <text:p>Sei un assistente bibliotecario. Hai accesso a una serie di documenti contenenti informazioni sul catalogo della Biblioteca Pontaniana di Napoli.</text:p>
            <text:p><text:s text:c="4"/>Cerca nei documenti per trovare le risposte alle domande degli utenti.</text:p>
            <text:p><text:s text:c="4"/>Qualora non ci siano, rispondi "Non lo so".</text:p>
          </table:table-cell>
          <table:table-cell office:value-type="string" table:style-name="ce5">
            <text:p><text:s text:c="4"/>Sei un assistente bibliotecario. Nel contesto ti sono fornite informazioni sul catalogo della Biblioteca Pontaniana di Napoli.</text:p>
            <text:p><text:s text:c="4"/>Rispondi alle domande con le informazioni pertinenti.</text:p>
          </table:table-cell>
          <table:table-cell table:number-columns-repeated="2" table:style-name="ce3"/>
          <table:table-cell table:number-columns-repeated="16378"/>
        </table:table-row>
        <table:table-row table:style-name="ro3">
          <table:table-cell table:number-columns-repeated="4" table:style-name="ce4"/>
          <table:table-cell table:style-name="ce3"/>
          <table:table-cell table:number-columns-repeated="2" table:style-name="ce4"/>
          <table:table-cell table:number-columns-repeated="16377"/>
        </table:table-row>
        <table:table-row table:style-name="ro1">
          <table:table-cell office:value-type="string" table:style-name="ce2">
            <text:p>Domanda</text:p>
          </table:table-cell>
          <table:table-cell office:value-type="string" table:style-name="ce2">
            <text:p>Risposta attesa</text:p>
          </table:table-cell>
          <table:table-cell office:value-type="string" table:style-name="ce2">
            <text:p>Risposta RAG</text:p>
          </table:table-cell>
          <table:table-cell office:value-type="string" table:style-name="ce2">
            <text:p>Risposta CAG</text:p>
          </table:table-cell>
          <table:table-cell table:style-name="ce3"/>
          <table:table-cell table:style-name="ce6"/>
          <table:table-cell table:number-columns-repeated="16378"/>
        </table:table-row>
        <table:table-row table:style-name="ro4">
          <table:table-cell office:value-type="string" table:style-name="ce5">
            <text:p>Colore dell'inchiostro nel &lt;&lt;Delle famiglie nobili napoletane di Scipione Ammirato parte prima&gt;&gt;?</text:p>
          </table:table-cell>
          <table:table-cell office:value-type="string" table:style-name="ce5">
            <text:p>Nero</text:p>
          </table:table-cell>
          <table:table-cell office:value-type="string" table:style-name="ce5">
            <text:p><text:s/>L'inchiostro nel "Delle famiglie nobili napoletane di Scipione Ammirato parte prima" è nero.</text:p>
          </table:table-cell>
          <table:table-cell office:value-type="string" table:style-name="ce5">
            <text:p>['Nero']</text:p>
          </table:table-cell>
          <table:table-cell table:style-name="ce3"/>
          <table:table-cell table:number-columns-repeated="2" table:style-name="ce4"/>
          <table:table-cell table:number-columns-repeated="16377"/>
        </table:table-row>
        <table:table-row table:style-name="ro11">
          <table:table-cell office:value-type="string" table:style-name="ce5">
            <text:p>Che tipo di illustrazione accompagna l'opera &lt;&lt;Delle famiglie nobili napoletane di Scipione Ammirato parte prima&gt;&gt;?</text:p>
            <text:p/>
          </table:table-cell>
          <table:table-cell office:value-type="string" table:style-name="ce5">
            <text:p>illustrazione calcografica “Tavola della prima parte delle famiglie nobili napoletane”. Marca tipografica: nella cornice del frontespizio figure allegoriche che affiancano due stemmi medicei sormontati da corona.</text:p>
          </table:table-cell>
          <table:table-cell office:value-type="string" table:style-name="ce5">
            <text:p>The illustration accompanying the work "Delle famiglie nobili napoletane di Scipione Ammirato parte prima" is a "Tavola della prima parte delle famiglie nobili napoletane," which is a cartographic engraving. There are also allegorical figures in the typographic frame of the frontispiece.</text:p>
          </table:table-cell>
          <table:table-cell office:value-type="string" table:style-name="ce5">
            <text:p>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nalazione della stampazione. Quale tipografia è stata utilizzata per questa edizione?</text:p>
            <text:p><text:s text:c="5"/>La lettera "T" appare nella seg</text:p>
          </table:table-cell>
          <table:table-cell table:number-columns-repeated="3" table:style-name="ce4"/>
          <table:table-cell table:number-columns-repeated="16377"/>
        </table:table-row>
        <table:table-row table:style-name="ro12">
          <table:table-cell office:value-type="string" table:style-name="ce7">
            <text:p>Sono presenti anomalie nella numerazione delle pagine di alcuni libri? Se sí, quali?</text:p>
          </table:table-cell>
          <table:table-cell office:value-type="string" table:style-name="ce5">
            <text:p><text:span text:style-name="T1">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office:value-type="string" table:style-name="ce5">
            <text:p>Sì, ci sono anomalie nella numerazione delle pagine di alcuni libri. Ad esempio, nel documento intitolato "Delle famiglie nobili napoletane di Scipione Ammirato parte prima, le quali per leuar'ogni gara di precedenza sono state poste in confuso," c'è un'anomalia nella numerazione delle pagine dove la sequenza salta da pagina 160 a 173, poi torna a 161, continua fino a pagina 172, salta da 172 a 185, e poi continua da 185 a 208. Un altro esempio è nel documento "D. Andreae de Isernia In usus feudorum commentaria," dove ci sono anomalie nella numerazione delle pagine con le pagine 240, 251, e 272 erroneamente numerate. Questi esempi illustrano i tipi di anomalie che possono verificarsi nella numerazione delle pagine dei documenti storici.</text:p>
          </table:table-cell>
          <table:table-cell office:value-type="string" table:style-name="ce5">
            <text:p><text:s/>"D. Andreae de Isernia In usus feudorum commentaria. Iam ab hinc aliquot annis D. Nardi Liparuli I.V.D. acutissimi doctissimis explicationibus &amp; glossis perpetuis illustrata: nunc demum vero etiam plurimis in locis doctissimorum quorundam iurisconsultorum aliquot lucubrationibus locupletata, cum infinitorum prope locorum castigationibus. Quibus a diecimus multa ac prope infinita: quae quidem omnia, aut ipsorum pars maior ad feudisticam materiam pertinent. Cum indice rerum &amp; verborum locupletissimo. Lugduni : sumptibus Philippi Tynghi, Fiorentini, 1579. Cinquecentina cartacea, commento di Leonardo Liparulo all\'opera di Andrea D\'Isernia \"In usus feudorum commentaria\", carte di guardia cartacee; [4],324,[8] cc.; sono presenti errori nella numerazione delle carte 240, 251 e 272. Sul frontespizio marca tipografica: giglio fiorentino. Sul contropiatto posteriore timbro del “Laboratorio di restauro del libro - BADIA DI CAVA”. Dimensione: 395 x 280 x 61 mm (h x l x p) Peso: 3186 g Segnatura: *</text:p>
          </table:table-cell>
          <table:table-cell table:style-name="ce3"/>
          <table:table-cell table:number-columns-repeated="2" table:style-name="ce4"/>
          <table:table-cell table:number-columns-repeated="16377"/>
        </table:table-row>
        <table:table-row table:style-name="ro13">
          <table:table-cell office:value-type="string" table:style-name="ce5">
            <text:p>Quale tipo di legatura ha il &lt;&lt;Marci Tullii Ciceronis Orationes. Superiorum permissu&gt;&gt;?</text:p>
          </table:table-cell>
          <table:table-cell office:value-type="string" table:style-name="ce5">
            <text:p>Legatura su piatti di cartone; dorso liscio con autore e titolo dell’opera: CICERONIS ORATIONES</text:p>
          </table:table-cell>
          <table:table-cell office:value-type="string" table:style-name="ce5">
            <text:p>La legatura del libro "Marci Tullii Ciceronis Orationes. Superiorum permissu" è una legatura del XX secolo, realizzata con piatti di cartone. Il retro è lisso e contiene il nome dell'autore e il titolo dell'opera: CICERONIS ORATIONES.</text:p>
          </table:table-cell>
          <table:table-cell office:value-type="string" table:style-name="ce5">
            <text:p>La "Marci Tullii Ciceronis Orationes. Superiorum permissu" ha una legatura su piatti di cartone. La legatura è stata eseguita dal “Laboratorio di restauro del libro - BADIA DI CAVA”. La copertina è stata restaurata, ma ci sono fori da insetto sparsi sul libro. La collocazione del libro è 5A2. La copertina è decorata con iniziali xilografiche. La dimensione del libro è 409 x 282 x 52 mm (h x l x p) e il peso è 3080 g. La segnalazione del libro è A-C8; d-z8; &amp;8; ɔ8; R8; aa-ee8; Dd6. La stampa è stata eseguita da Gryphius Sebastian, stampatore e libraio, nel 1541. La lingua del libro è latina. Il libro è dedicato a Ferdinando I de’ Medici. La collocazione del libro è 5A2. La collocazione del libro è 5A2. La collocazione del libro è 5A2. La collocazione del libro è 5A2. La collocazione del libro è 5A2. La collocazione del libro è 5A2. La collocazione del libro è 5A2. La colloc</text:p>
          </table:table-cell>
          <table:table-cell table:style-name="ce3"/>
          <table:table-cell table:number-columns-repeated="2" table:style-name="ce4"/>
          <table:table-cell table:number-columns-repeated="16377"/>
        </table:table-row>
        <table:table-row table:style-name="ro7">
          <table:table-cell office:value-type="string" table:style-name="ce5">
            <text:p>Qual è il contributo specifico di Leonardo Liparulo all'opera originale di Andrea d'Isernia?</text:p>
          </table:table-cell>
          <table:table-cell office:value-type="string" table:style-name="ce5">
            <text:p>curatore e commentatore dell’opera</text:p>
          </table:table-cell>
          <table:table-cell office:value-type="string" table:style-name="ce7">
            <text:p>Leonardo Liparulo contributed to Andrea d'Isernia's original work by providing extensive commentaries and glosses, which have been incorporated into the text. His contributions are described as "explicationibus &amp; glossis perpetuis illustrata," indicating that they are continuous and have been used to illuminate the original work. Liparulo's work has been recognized as highly valuable, with the text mentioning that it has been "locupletata cum infinitorum prope locorum castigationibus," suggesting that his contributions have greatly enriched the original work with numerous corrections and improvements. His role as a curator and commentator is further emphasized by the fact that the work is dedicated to him, and his initials are included in the decoration of the book. Overall, Liparulo's contributions have significantly enhanced the quality and depth of Andrea d'Isernia's original work on the use of feudal law.</text:p>
          </table:table-cell>
          <table:table-cell office:value-type="string" table:style-name="ce5">
            <text:p>Il contributo specifico di Leonardo Liparulo all'opera originale di Andrea d'Isernia è la cura, la commentazione e la glossatura perpetua. Liparulo ha arricchito l'opera con molteplici lucubrazioni di studiosi di diritto, oltre a castigate innumerevoli casi near totali, che hanno permesso di approfondire la materia feudale. La sua contribuzione è evidenziata nella descrizione fisica dell'opera, che menziona che l'opera di Andrea d'Isernia "In usus feudorum commentaria" è stata "illumidata" con le "explicationibus &amp; glossis perpetuis" di Liparulo, e che ora include anche "lucubrationibus" di altri giuristi. La sua cura ha reso l'opera un'opera di riferimento per la materia, come indicato dall'indice "perpetuo illustratus". La sua dedizione è ulteriormente riconosciuta come autore secondario nell'opera, sottolineando il suo ruolo significativo nella sua elaborazione. La sua opera è stata pubblicata con il supporto di Philipp Tynghi, un libraio e stampatore, e dedicata al viceré di Napoli, Antonio Perinotto, che era un giurista di grande reputazione. La sua opera è stata collocata nella collezione del "Laboratorio di restauro del libro - BADIA DI C</text:p>
          </table:table-cell>
          <table:table-cell table:style-name="ce3"/>
          <table:table-cell table:number-columns-repeated="2" table:style-name="ce4"/>
          <table:table-cell table:number-columns-repeated="16377"/>
        </table:table-row>
        <table:table-row table:style-name="ro3">
          <table:table-cell table:number-columns-repeated="2" table:style-name="ce4"/>
          <table:table-cell table:style-name="ce1"/>
          <table:table-cell table:number-columns-repeated="4" table:style-name="ce4"/>
          <table:table-cell table:number-columns-repeated="16377"/>
        </table:table-row>
        <table:table-row table:number-rows-repeated="104856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925</meta:generator>
    <dc:creator>GIUSEPPE AMATO</dc:creator>
    <meta:creation-date>2025-07-17T10:09:19Z</meta:creation-date>
    <dc:date>2025-07-22T16:22:00Z</dc:date>
    <meta:editing-cycles>9</meta:editing-cycles>
    <meta:editing-duration>PT2485S</meta:editing-duration>
  </office:meta>
</office:document-meta>
</file>